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ize="12pt" style:text-underline-style="none" fo:font-weight="normal" style:font-size-asian="12pt" style:font-weight-asian="normal" style:font-size-complex="12pt" style:font-weight-complex="normal"/>
    </style:style>
    <style:style style:name="P5" style:family="paragraph" style:parent-style-name="Text_20_body" style:list-style-name="L6"/>
    <style:style style:name="P6" style:family="paragraph" style:parent-style-name="Text_20_body" style:list-style-name="L5"/>
    <style:style style:name="P7" style:family="paragraph" style:parent-style-name="Text_20_body" style:list-style-name="L4"/>
    <style:style style:name="P8" style:family="paragraph" style:parent-style-name="Text_20_body" style:list-style-name="L3"/>
    <style:style style:name="P9" style:family="paragraph" style:parent-style-name="Text_20_body" style:list-style-name="L7"/>
    <style:style style:name="P10" style:family="paragraph" style:parent-style-name="Text_20_body" style:list-style-name="L8"/>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UENAT Vincent</text:p>
      <text:p text:style-name="P4">BADENS Florian</text:p>
      <text:p text:style-name="P4">BANQUET Charles</text:p>
      <text:p text:style-name="P4">DAUD Alexandra</text:p>
      <text:p text:style-name="P4">AACHA Emmanuel</text:p>
      <text:p text:style-name="P4"/>
      <text:p text:style-name="P4"/>
      <text:p text:style-name="P4"/>
      <text:p text:style-name="P4"/>
      <text:p text:style-name="P4"/>
      <text:p text:style-name="P4"/>
      <text:p text:style-name="P4"/>
      <text:h text:style-name="Heading_20_1" text:outline-level="1">Projet Web : Cahier des charges</text:h>
      <text:h text:style-name="P1" text:outline-level="2">Introduction/Présentation :</text:h>
      <text:h text:style-name="Heading_20_3" text:outline-level="3">Présentation du sujet :</text:h>
      <text:p text:style-name="Text_20_body">BidBay est un site de ventes aux enchères en ligne, dédiés a mettre en compétition plusieurs utilisateurs pour l'acquisition d'un objet après un temps imparti fixé par le vendeur.</text:p>
      <text:h text:style-name="Heading_20_3" text:outline-level="3">Définition mots clés :</text:h>
      <text:p text:style-name="Text_20_body">De manière à être sûr que l'ensemble des acteurs du projet communiquent de la même manière, voici un lexique des mots employés et de leurs acception dans le cadre du projet.</text:p>
      <text:list xml:id="list3163547762588799334" text:style-name="L6">
        <text:list-item>
          <text:p text:style-name="P5">Objet : un objet est un bien mis en vente par un utilisateur à un prix de départ et disposant d'un certain temps pendant lequel les autres utilisateurs peuvent enchérir sur ce bien afin de l'acquérir.</text:p>
        </text:list-item>
        <text:list-item>
          <text:p text:style-name="P5">Enchère : une enchère est une somme d'argent proposée par un utilisateur pour acheter un objet.</text:p>
        </text:list-item>
        <text:list-item>
          <text:p text:style-name="P5">Administrateur : un administrateur est un superutilisateur, c'est-à-dire qu'il dispose de droits que n'ont pas les utilisateurs normaux.</text:p>
        </text:list-item>
        <text:list-item>
          <text:p text:style-name="P5">Utilisateur : un utilisateur est une personne inscrite sur le site BidBay. De ce fait, les non-utilisateurs sont les personnes qui ne sont ni utilisateurs ni administrateurs.</text:p>
        </text:list-item>
      </text:list>
      <text:h text:style-name="Heading_20_3" text:outline-level="3">Systèmes comparables :</text:h>
      <text:p text:style-name="Text_20_body">Il existe déjà sur internet des sites ayant les même fonctionnalités que BidBay. Parmi ces sites nous pouvons citer :</text:p>
      <text:list xml:id="list5479876768291683504" text:style-name="L8">
        <text:list-item>
          <text:p text:style-name="P10">Ebay</text:p>
        </text:list-item>
        <text:list-item>
          <text:p text:style-name="P10">Chronogold</text:p>
        </text:list-item>
      </text:list>
      <text:h text:style-name="P1" text:outline-level="2">Profils/Rôles d'utilisateurs :</text:h>
      <text:p text:style-name="Text_20_body">Toutes les personnes disposant de la majorité légale sont à même de s'inscrire sur BidBay. Ils deviennent dès lors des utilisateurs.</text:p>
      <text:p text:style-name="Text_20_body">Un utilisateur peut mettre en vente un objet ou enchérir sur un objet. Il dispose également d'un profil sur lequel il peut faire figurer diverses informations comme un numéro de téléphone ou une adresse mail. Tout les utilisateurs ont les mêmes droits et seuls les administrateurs disposent de droits à leurs égards.</text:p>
      <text:p text:style-name="Text_20_body">Les non-utilisateurs ne disposent que d'un droit d'observation sur le site et les profils des différents utilisateurs.</text:p>
      <text:h text:style-name="P1" text:outline-level="2">Fonctionnalités :</text:h>
      <text:p text:style-name="Text_20_body">Les différentes fonctionnalités du site pour les non-utilisateurs sont les suivantes :</text:p>
      <text:list xml:id="list5684889216646579432" text:style-name="L5">
        <text:list-item>
          <text:p text:style-name="P6">afficher la page d'accueil</text:p>
        </text:list-item>
        <text:list-item>
          <text:p text:style-name="P6">faire une recherche par catégories</text:p>
        </text:list-item>
        <text:list-item>
          <text:p text:style-name="P6">faire une recherche d'objet</text:p>
        </text:list-item>
        <text:list-item>
          <text:p text:style-name="P6">voir un profil utilisateur</text:p>
        </text:list-item>
        <text:list-item>
          <text:p text:style-name="P6">signaler un objet</text:p>
        </text:list-item>
        <text:list-item>
          <text:p text:style-name="P6">signaler un utilisateur</text:p>
        </text:list-item>
        <text:list-item>
          <text:p text:style-name="P6">s'inscrire</text:p>
        </text:list-item>
      </text:list>
      <text:p text:style-name="Text_20_body">Un utilisateur dispose des même fonctionnalités qu'un non-utilisateurs plus celles listées ci-dessous :</text:p>
      <text:list xml:id="list61794685769635628" text:style-name="L4">
        <text:list-item>
          <text:p text:style-name="P7">avoir une page de profil</text:p>
        </text:list-item>
        <text:list-item>
          <text:p text:style-name="P7">modifier les informations de sa page de profil</text:p>
        </text:list-item>
        <text:list-item>
          <text:p text:style-name="P7">mettre en vente un objet</text:p>
        </text:list-item>
        <text:list-item>
          <text:p text:style-name="P7">supprimer la mise en vente d'un objet dont il est le vendeur</text:p>
        </text:list-item>
        <text:list-item>
          <text:p text:style-name="P7">enchérir sur un objet</text:p>
        </text:list-item>
        <text:list-item>
          <text:p text:style-name="P7">se connecter / se déconnecter</text:p>
        </text:list-item>
        <text:list-item>
          <text:p text:style-name="P7">noter un objet</text:p>
        </text:list-item>
        <text:list-item>
          <text:p text:style-name="P7">noter un vendeur</text:p>
        </text:list-item>
        <text:list-item>
          <text:p text:style-name="P7">payer en ligne pour un objet dont il a gagné l'enchère</text:p>
        </text:list-item>
      </text:list>
      <text:p text:style-name="Text_20_body">Enfin, les administrateurs ne disposent que de tout les droits des autres catégories ainsi que de ceux listés ici :</text:p>
      <text:list xml:id="list6084034633932146213" text:style-name="L3">
        <text:list-item>
          <text:p text:style-name="P8">supprimer un compte utilisateur</text:p>
        </text:list-item>
        <text:list-item>
          <text:p text:style-name="P8">supprimer la mise en vente d'un objet</text:p>
        </text:list-item>
      </text:list>
      <text:list xml:id="list6176828338801008041" text:style-name="L1">
        <text:list-item>
          <text:list>
            <text:list-item>
              <text:p text:style-name="P2">croquis illustrant certaines pages (***) </text:p>
            </text:list-item>
            <text:list-item>
              <text:p text:style-name="P2">droits relatifs à ces fonctionnalités et accès des profils/rôles d'utilisateurs à ces droits </text:p>
            </text:list-item>
          </text:list>
        </text:list-item>
      </text:list>
      <text:h text:style-name="P1" text:outline-level="2">Contraintes :</text:h>
      <text:p text:style-name="Text_20_body">Le site mets en place un certain nombre de contraintes pour les utilisateur.</text:p>
      <text:list xml:id="list4314422511643792800" text:style-name="L7">
        <text:list-item>
          <text:p text:style-name="P9">Temps (enchère de dernier moment) : si un utilisateur place une enchère sur un objet dans le quart d'heure précédant la fin de la mise en vente dudit objet, la durée de la mise en vente est augmentée d'une demi-heure.</text:p>
        </text:list-item>
        <text:list-item>
          <text:p text:style-name="P9">Rétractation sur enchère : un utilisateur qui serait le meilleur enchérisseur à un moment donné peut se rétracter et retirer son enchère, dans la mesure où la vente ne serait pas achevée.</text:p>
        </text:list-item>
        <text:list-item>
          <text:p text:style-name="P9">Pas minimum d'enchère : il correspond à la somme minimum que l'utilisateur peut ajouter à l'enchère maximale actuellement présente sur l'objet s'il souhaite placer une enchère sur ce même objet.</text:p>
        </text:list-item>
        <text:list-item>
          <text:p text:style-name="P9">Moyen de paiement : pour une première version, seul Paypal sera autorisé comme moyen de paiement pour un utilisateur ayant remporté une vente aux enchères.</text:p>
        </text:list-item>
        <text:list-item>
          <text:p text:style-name="P9">Taxes de ventes : </text:p>
        </text:list-item>
        <text:list-item>
          <text:p text:style-name="P9">Indivisibilité des lots en vente : lors de la vente d'un lot d'objet, les enchères placées sur cet objet comprend l'ensemble du lot. Il n'est en aucun cas possible de n'enchérir que sur un objet dudit lot.</text:p>
        </text:list-item>
      </text:list>
      <text:p text:style-name="Text_20_body"/>
      <text:h text:style-name="P1" text:outline-level="2">Scénario d'utilisation :</text:h>
      <text:p text:style-name="Text_20_body"/>
      <text:p text:style-name="Text_20_body">Et voici quelques types de diagrammes que l'on peut également y trouver :</text:p>
      <text:list xml:id="list220313893504600886" text:style-name="L2">
        <text:list-item>
          <text:p text:style-name="P3">diagramme d'états-transitions (illustrant la navigation entre les pages du site) </text:p>
        </text:list-item>
        <text:list-item>
          <text:p text:style-name="P3">diagramme de cas d'utilisation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ar" style:country-complex="M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3cm" fo:line-height="0.6cm" fo:text-align="justify" style:justify-single-word="false" fo:text-indent="0cm" style:auto-text-indent="false" style:page-number="auto"/>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61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Aacha</meta:initial-creator>
    <meta:creation-date>2015-03-24T14:19:13.87</meta:creation-date>
    <dc:date>2015-03-28T18:54:12.62</dc:date>
    <meta:editing-duration>PT1H15M10S</meta:editing-duration>
    <meta:editing-cycles>8</meta:editing-cycles>
    <meta:generator>OpenOffice.org/3.4.1$Win32 OpenOffice.org_project/341m1$Build-9593</meta:generator>
    <meta:document-statistic meta:table-count="0" meta:image-count="0" meta:object-count="0" meta:page-count="6" meta:paragraph-count="59" meta:word-count="675" meta:character-count="4134"/>
  </office:meta>
</office:document-meta>
</file>